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  <style:text-properties style:font-name="ＭＳ Ｐ明朝" style:font-name-asian="ＭＳ Ｐ明朝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</style:style>
    <style:style style:name="T1" style:family="text">
      <style:text-properties style:font-name="Arial1" fo:font-size="10pt" style:font-name-asian="Arial1" style:font-size-asian="10pt" style:font-name-complex="Arial1" style:font-size-complex="5.69999980926514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2-21_10-17-50_000.jpg</text:p>
          </table:table-cell>
          <table:table-cell table:style-name="ce2" office:value-type="string">
            <text:p>:m 1*1 RES / 22-1 60*7#1 / Stocks / 会社調べ / 三菱重工 / N+ || <text:span text:style-name="T1">:m other / </text:span><text:span text:style-name="T1">斎藤一人「お金と</text:span><text:span text:style-name="T1">は」　４つの指示　お金持ちにな</text:span><text:span text:style-name="T1">る</text:span>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2-21_09-49-4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2-21_09-49-3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2-21_09-49-2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2-21_09-49-2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2-21_09-49-2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2-21_01-55-01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2-20_24-53-46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2-20_23-47-16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2-20_22-59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2-20_22-59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2-20_22-59-01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2-20_22-59-01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2-20_22-59-01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2-20_22-50-55_000.jpg</text:p>
          </table:table-cell>
          <table:table-cell office:value-type="string">
            <text:p>:m 記録 / 身体　左太もも　内側 / アトピー / 状況　夜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2-20_22-50-34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7-02-20_21-47-02_000.jpg</text:p>
          </table:table-cell>
          <table:table-cell office:value-type="string">
            <text:p>:m 1*1 RES / 22-1 62*67#1 / res obs / U*J / N+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2-20_19-46-55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2-20_14-58-07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2-20_14-43-52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2017-02-20_14-43-48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2017-02-20_14-43-32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2017-02-20_14-43-30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2017-02-20_14-43-07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2017-02-20_14-43-04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2-20_14-43-01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2-20_14-42-59_000.jpg</text:p>
          </table:table-cell>
          <table:table-cell office:value-type="string">
            <text:p>:PHOTO 面白いもの / @富士見台小学校横、公園 / 広場　工事中　柵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2017-02-20_14-15-52_000.jpg</text:p>
          </table:table-cell>
          <table:table-cell office:value-type="string">
            <text:p>:m 家電エンジニア / 13#1 1*1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2017-02-20_13-18-40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2-19_23-03-24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2017-02-19_19-57-52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2017-02-19_19-15-43_000.jpg</text:p>
          </table:table-cell>
          <table:table-cell office:value-type="string">
            <text:p>:m other / サプリ　「ビタミンB群」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2017-02-19_19-15-37_000.jpg</text:p>
          </table:table-cell>
          <table:table-cell office:value-type="string">
            <text:p>:m other / サプリ　「ビタミンB群」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2017-02-19_18-35-01_001.jpg</text:p>
          </table:table-cell>
          <table:table-cell office:value-type="string">
            <text:p>:m 家電エンジニア / 12#1 1*1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7-02-19_17-35-47_000.jpg</text:p>
          </table:table-cell>
          <table:table-cell table:style-name="ce4" office:value-type="string">
            <text:p>:m music / steps / convert midi to mp3　手順　やること zamzar 変換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2017-02-19_17-15-35_000.jpg</text:p>
          </table:table-cell>
          <table:table-cell table:style-name="ce4" office:value-type="string">
            <text:p>-*</text:p>
          </table:table-cell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2017-02-19_17-00-16_000.jpg</text:p>
          </table:table-cell>
          <table:table-cell table:style-name="ce4" office:value-type="string">
            <text:p>:m music / steps / 始める　start　手順　やること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7-02-19_16-59-28_000.jpg</text:p>
          </table:table-cell>
          <table:table-cell office:value-type="string">
            <text:p>:m music / log / kb / done / N+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2017-02-19_15-48-16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2017-02-19_15-17-58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2017-02-19_14-58-20_000.jpg</text:p>
          </table:table-cell>
          <table:table-cell table:style-name="ce4" office:value-type="string">
            <text:p>-*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2017-02-19_14-47-45_000.jpg</text:p>
          </table:table-cell>
          <table:table-cell office:value-type="string">
            <text:p>:m other / ソーテック / レビューログ / 201702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2017/02/21</text:date>, <text:time>10:5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0:52:38.12</dc:date>
    <dc:creator>岩淵 謙</dc:creator>
    <meta:generator>OpenOffice/4.1.3$Win32 OpenOffice.org_project/413m1$Build-9783</meta:generator>
    <meta:editing-duration>PT16M15S</meta:editing-duration>
    <meta:editing-cycles>11</meta:editing-cycles>
    <meta:document-statistic meta:table-count="1" meta:cell-count="129" meta:object-count="0"/>
  </office:meta>
</office:document-meta>
</file>